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559cm" fo:min-width="1.118cm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0.559cm" fo:min-width="1.118cm"/>
    </style:style>
    <style:style style:name="gr3" style:family="graphic" style:parent-style-name="objectwithoutfill">
      <style:graphic-properties svg:stroke-width="0.053cm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0.559cm" fo:min-width="1.3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2.313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33ff99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999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style:font-name="Times New Roman" fo:font-size="13pt" style:font-size-asian="13pt" style:font-size-complex="13pt"/>
    </style:style>
    <style:style style:name="P7" style:family="paragraph">
      <loext:graphic-properties draw:fill="none" draw:fill-color="#ffffff"/>
      <style:paragraph-properties fo:text-align="center"/>
      <style:text-properties style:font-name="Times New Roman"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1.143cm" svg:x="5.699cm" svg:y="4.694cm">
          <text:p text:style-name="P1"><text:span text:style-name="T1">eating</text:span></text:p>
          <text:p text:style-name="P1"><text:span text:style-name="T1">barbec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86cm" svg:height="1.143cm" svg:x="9.9cm" svg:y="5.094cm">
          <text:p text:style-name="P1"><text:span text:style-name="T1">getting</text:span></text:p>
          <text:p text:style-name="P1"><text:span text:style-name="T1">c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985cm" svg:y1="5.266cm" svg:x2="9.9cm" svg:y2="5.666cm" draw:start-shape="id1" draw:start-glue-point="10" draw:end-shape="id2" draw:end-glue-point="6" svg:d="M7985 5266l1915 400" svg:viewBox="0 0 1916 401">
          <text:p/>
        </draw:connector>
        <draw:custom-shape draw:style-name="gr4" draw:text-style-name="P5" xml:id="id3" draw:id="id3" draw:layer="layout" svg:width="2.667cm" svg:height="1.143cm" svg:x="8.261cm" svg:y="2.524cm">
          <text:p text:style-name="P1"><text:span text:style-name="T1">having a</text:span></text:p>
          <text:p text:style-name="P1"><text:span text:style-name="T1">high-fat di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8.651cm" svg:y1="3.5cm" svg:x2="7.651cm" svg:y2="4.861cm" draw:start-shape="id3" draw:start-glue-point="7" draw:end-shape="id1" draw:end-glue-point="11" svg:d="M8651 3500l-1000 1361" svg:viewBox="0 0 1001 1362">
          <text:p/>
        </draw:connector>
        <draw:frame draw:style-name="gr5" draw:text-style-name="P6" draw:layer="layout" svg:width="1.057cm" svg:height="0.755cm" svg:x="6.334cm" svg:y="3.932cm">
          <draw:text-box>
            <text:p><text:span text:style-name="T2">i.v.</text:span></text:p>
          </draw:text-box>
        </draw:frame>
        <draw:frame draw:style-name="gr6" draw:text-style-name="P6" draw:layer="layout" svg:width="1.158cm" svg:height="0.755cm" svg:x="10.475cm" svg:y="4.318cm">
          <draw:text-box>
            <text:p><text:span text:style-name="T2">d.v.</text:span></text:p>
          </draw:text-box>
        </draw:frame>
        <draw:frame draw:style-name="gr7" draw:text-style-name="P7" draw:layer="layout" svg:width="2.813cm" svg:height="1.259cm" svg:x="8.194cm" svg:y="1.295cm">
          <draw:text-box>
            <text:p text:style-name="P1"><text:span text:style-name="T2">confounding</text:span></text:p>
            <text:p text:style-name="P1"><text:span text:style-name="T2">variable</text:span></text:p>
          </draw:text-box>
        </draw:frame>
        <draw:connector draw:style-name="gr3" draw:text-style-name="P4" draw:layer="layout" draw:type="line" svg:x1="9.595cm" svg:y1="3.667cm" svg:x2="10.234cm" svg:y2="5.261cm" draw:start-shape="id3" draw:start-glue-point="8" draw:end-shape="id2" draw:end-glue-point="5" svg:d="M9595 3667l639 1594" svg:viewBox="0 0 640 15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8:42:18.015914712</meta:creation-date>
    <dc:date>2019-09-28T20:39:22.704394975</dc:date>
    <meta:editing-duration>PT1H55M50S</meta:editing-duration>
    <meta:editing-cycles>9</meta:editing-cycles>
    <meta:generator>LibreOffice/6.0.7.3$Linux_X86_64 LibreOffice_project/00m0$Build-3</meta:generator>
    <meta:document-statistic meta:object-count="9"/>
  </office:meta>
</office:document-meta>
</file>